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marker-end="Arrowheads_20_3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2_20_Dots_20_3_20_Dashes" draw:marker-end="Arrowheads_20_6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marker-end="Arrowheads_20_2" draw:marker-end-width="0.3cm" draw:textarea-horizontal-align="center" draw:textarea-vertical-align="middle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4cm" svg:height="1.5cm" svg:x="8.5cm" svg:y="1cm">
          <text:p text:style-name="P1"><text:span text:style-name="T1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" draw:layer="layout" svg:width="5cm" svg:height="1.5cm" svg:x="1.5cm" svg:y="5cm">
          <text:p text:style-name="P1"><text:span text:style-name="T1">MapVerti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cm" svg:y1="5cm" svg:x2="10.5cm" svg:y2="2.5cm" draw:start-shape="id1" draw:start-glue-point="0" draw:end-shape="id2" svg:d="m4000 5000v-1250h6500v-1250">
          <text:p/>
        </draw:connector>
        <draw:custom-shape draw:style-name="gr1" draw:text-style-name="P2" draw:id="id3" draw:layer="layout" svg:width="5cm" svg:height="1.5cm" svg:x="8cm" svg:y="5cm">
          <text:p text:style-name="P1"><text:span text:style-name="T1">MapFl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5cm" svg:y1="5cm" svg:x2="10.5cm" svg:y2="2.5cm" draw:start-shape="id3" draw:start-glue-point="0" draw:end-shape="id2" draw:end-glue-point="2" svg:d="m10500 5000v-2500">
          <text:p/>
        </draw:connector>
        <draw:custom-shape draw:style-name="gr1" draw:text-style-name="P2" draw:id="id4" draw:layer="layout" svg:width="4cm" svg:height="1.5cm" svg:x="1cm" svg:y="13cm">
          <text:p text:style-name="P1"><text:span text:style-name="T1">MapD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2.25cm" svg:x1="3cm" svg:y1="13cm" svg:x2="10.5cm" svg:y2="6.5cm" draw:start-shape="id4" draw:start-glue-point="0" draw:end-shape="id3" svg:d="m3000 13000v-5500h7500v-1000">
          <text:p/>
        </draw:connector>
        <draw:custom-shape draw:style-name="gr1" draw:text-style-name="P2" draw:id="id5" draw:layer="layout" svg:width="5cm" svg:height="1.5cm" svg:x="14.5cm" svg:y="5cm">
          <text:p text:style-name="P1"><text:span text:style-name="T1">MapRo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6" draw:layer="layout" svg:width="4cm" svg:height="1.5cm" svg:x="8.5cm" svg:y="9cm">
          <text:p text:style-name="P1"><text:span text:style-name="T1">MapAr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cm" svg:y1="5cm" svg:x2="10.5cm" svg:y2="2.5cm" draw:start-shape="id5" draw:end-shape="id2" draw:end-glue-point="2" svg:d="m17000 5000v-1250h-6500v-1250">
          <text:p/>
        </draw:connector>
        <draw:connector draw:style-name="gr3" draw:text-style-name="P1" draw:layer="layout" draw:line-skew="0.75cm" svg:x1="10.5cm" svg:y1="9cm" svg:x2="4cm" svg:y2="6.5cm" draw:start-shape="id6" draw:end-shape="id1" draw:end-glue-point="2" svg:d="m10500 9000v-500h-6500v-2000">
          <text:p/>
        </draw:connector>
        <draw:connector draw:style-name="gr3" draw:text-style-name="P1" draw:layer="layout" draw:line-skew="0.75cm" svg:x1="10.5cm" svg:y1="9cm" svg:x2="17cm" svg:y2="6.5cm" draw:start-shape="id6" draw:start-glue-point="0" draw:end-shape="id5" svg:d="m10500 9000v-500h6500v-2000">
          <text:p/>
        </draw:connector>
        <draw:connector draw:style-name="gr3" draw:text-style-name="P1" draw:layer="layout" draw:line-skew="-1.25cm" svg:x1="5cm" svg:y1="13.75cm" svg:x2="8.5cm" svg:y2="9.75cm" draw:start-shape="id4" draw:start-glue-point="1" draw:end-shape="id6" draw:end-glue-point="3" svg:d="m5000 13750h500v-4000h3000">
          <text:p/>
        </draw:connector>
        <draw:connector draw:style-name="gr4" draw:text-style-name="P1" draw:layer="layout" draw:line-skew="-0.25cm" svg:x1="3cm" svg:y1="14.5cm" svg:x2="10.5cm" svg:y2="17cm" draw:start-shape="id4" draw:start-glue-point="2" draw:end-shape="id7" svg:d="m3000 14500v1000h7500v1500">
          <text:p/>
        </draw:connector>
        <draw:custom-shape draw:style-name="gr1" draw:text-style-name="P2" draw:id="id7" draw:layer="layout" svg:width="9cm" svg:height="1.5cm" svg:x="6cm" svg:y="17cm">
          <text:p text:style-name="P1"><text:span text:style-name="T1">QGraphicsLine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5cm" svg:y1="9cm" svg:x2="10.5cm" svg:y2="6.5cm" draw:start-shape="id6" draw:start-glue-point="0" draw:end-shape="id3" draw:end-glue-point="2" svg:d="m10500 9000v-2500">
          <text:p/>
        </draw:connector>
        <draw:custom-shape draw:style-name="gr1" draw:text-style-name="P2" draw:id="id8" draw:layer="layout" svg:width="9cm" svg:height="1.5cm" svg:x="6cm" svg:y="13cm">
          <text:p text:style-name="P1"><text:span text:style-name="T1">QGraphicsPolygon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0.5cm" svg:y1="10.5cm" svg:x2="10.5cm" svg:y2="13cm" draw:start-shape="id6" draw:start-glue-point="2" draw:end-shape="id8" draw:end-glue-point="0" svg:d="m10500 10500v2500">
          <text:p/>
        </draw:connector>
        <draw:connector draw:style-name="gr5" draw:text-style-name="P1" draw:layer="layout" draw:line-skew="-4.25cm 2.499cm" svg:x1="10.5cm" svg:y1="6.5cm" svg:x2="15cm" svg:y2="17.75cm" draw:start-shape="id3" draw:start-glue-point="2" draw:end-shape="id7" draw:end-glue-point="1" svg:d="m10500 6500v1000h7500v10250h-3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1131 1918" svg:d="m737 1131h394l-564-1131-567 1131h398l-398 787h1131z"/>
    <draw:marker draw:name="Arrowheads_20_6" draw:display-name="Arrowheads 6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3T20:41:28</meta:creation-date>
    <dc:date>2010-10-02T22:26:40</dc:date>
    <meta:editing-duration>PT03H01M10S</meta:editing-duration>
    <meta:editing-cycles>28</meta:editing-cycles>
    <meta:generator>OpenOffice.org/3.2$Linux OpenOffice.org_project/320m12$Build-9483</meta:generator>
    <meta:document-statistic meta:object-count="19"/>
  </office:meta>
</office:document-meta>
</file>